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29cm" svg:height="0.749cm" draw:transform="rotate (-1.55264490257416) translate (5.3822238151147cm 3.2900257606858cm)" svg:viewBox="0 0 4430 750" svg:d="M129 708c344 29 1733 28 2373 33 640 4 1655 17 1891-1 136-10-135-716-280-709-147 5-1029 95-1523 90-493-5-2150-53-2534-121-120-15-25 695 73 708z">
          <text:p/>
        </draw:path>
        <draw:path draw:style-name="gr1" draw:text-style-name="P1" draw:layer="layout" svg:width="0.903cm" svg:height="0.661cm" draw:transform="skewX (0.0012217304763961) rotate (-2.15687788961459) translate (5.5093068098938cm 3.314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cm" draw:transform="skewX (0.00122173047639605) rotate (-2.15652882376419) translate (5.55487363820841cm 7.426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4.27cm" svg:height="3.74cm" svg:x="2.865cm" svg:y="3.121cm" svg:viewBox="0 0 4271 3741" svg:d="M2074 3005c649-48 1503-241 1509-878s-4-1563-19-1817 711-409 707-237-32 900-92 1790-469 1648-2046 1849-2011-684-2044-1557-76-1414-89-1557 729-412 710-240-49 1192 17 1763 698 932 1347 884z">
          <text:p/>
        </draw:path>
        <draw:path draw:style-name="gr1" draw:text-style-name="P1" draw:layer="layout" svg:width="0.902cm" svg:height="0.661cm" draw:transform="skewX (0.00122173047639598) rotate (-2.1556561591382) translate (7.26179065192779cm 3.1794624998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3.69979065192781cm 3.464462499828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15:01.624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